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8f3c" officeooo:paragraph-rsid="00018f3c"/>
    </style:style>
    <style:style style:name="P2" style:family="paragraph" style:parent-style-name="Standard">
      <style:text-properties officeooo:rsid="00084666" officeooo:paragraph-rsid="00084666"/>
    </style:style>
    <style:style style:name="P3" style:family="paragraph" style:parent-style-name="Standard">
      <style:text-properties fo:font-style="normal" officeooo:rsid="0008f699" officeooo:paragraph-rsid="0008f699" style:font-style-asian="normal" style:font-style-complex="normal"/>
    </style:style>
    <style:style style:name="P4" style:family="paragraph" style:parent-style-name="Standard">
      <style:text-properties fo:font-style="normal" officeooo:rsid="0008f699" officeooo:paragraph-rsid="003173b1" style:font-style-asian="normal" style:font-style-complex="normal"/>
    </style:style>
    <style:style style:name="P5" style:family="paragraph" style:parent-style-name="Standard">
      <style:text-properties fo:font-style="normal" officeooo:rsid="000f8175" officeooo:paragraph-rsid="000f8175" style:font-style-asian="normal" style:font-style-complex="normal"/>
    </style:style>
    <style:style style:name="P6" style:family="paragraph" style:parent-style-name="Standard">
      <style:text-properties fo:font-style="normal" officeooo:rsid="00153d62" officeooo:paragraph-rsid="00153d62" style:font-style-asian="normal" style:font-style-complex="normal"/>
    </style:style>
    <style:style style:name="P7" style:family="paragraph" style:parent-style-name="Standard">
      <style:text-properties fo:font-style="normal" officeooo:rsid="001684ae" officeooo:paragraph-rsid="0019baa4" style:font-style-asian="normal" style:font-style-complex="normal"/>
    </style:style>
    <style:style style:name="P8" style:family="paragraph" style:parent-style-name="Standard">
      <style:text-properties fo:font-style="normal" officeooo:rsid="0019baa4" officeooo:paragraph-rsid="0019baa4" style:font-style-asian="normal" style:font-style-complex="normal"/>
    </style:style>
    <style:style style:name="P9" style:family="paragraph" style:parent-style-name="Standard">
      <style:text-properties fo:font-style="normal" officeooo:rsid="0019baa4" officeooo:paragraph-rsid="0021441c" style:font-style-asian="normal" style:font-style-complex="normal"/>
    </style:style>
    <style:style style:name="P10" style:family="paragraph" style:parent-style-name="Standard">
      <style:text-properties fo:font-style="normal" officeooo:rsid="001fc535" officeooo:paragraph-rsid="001fc535" style:font-style-asian="normal" style:font-style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113395" officeooo:paragraph-rsid="00113395" style:font-style-asian="normal" style:font-style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0113395" officeooo:paragraph-rsid="00153d62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25a2c1" officeooo:paragraph-rsid="0025a2c1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32e838" officeooo:paragraph-rsid="0032e838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fo:font-weight="normal" officeooo:rsid="003b6e02" officeooo:paragraph-rsid="003b6e0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normal" officeooo:rsid="003dbc3e" officeooo:paragraph-rsid="003dbc3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officeooo:rsid="001fc535" officeooo:paragraph-rsid="001fc535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26e466" officeooo:paragraph-rsid="0026e466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272afe" officeooo:paragraph-rsid="00272afe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13395" officeooo:paragraph-rsid="00113395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2ef6e3" officeooo:paragraph-rsid="002ef6e3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32e838" officeooo:paragraph-rsid="0032e838" style:font-style-asian="normal" style:font-style-complex="normal"/>
    </style:style>
    <style:style style:name="P23" style:family="paragraph" style:parent-style-name="Standard">
      <style:text-properties fo:font-style="normal" style:text-underline-style="none" fo:font-weight="normal" officeooo:rsid="0032e838" officeooo:paragraph-rsid="0032e83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33beb0" officeooo:paragraph-rsid="0033beb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officeooo:rsid="0008f699" officeooo:paragraph-rsid="003173b1" style:font-style-asian="normal" style:font-style-complex="normal"/>
    </style:style>
    <style:style style:name="T1" style:family="text">
      <style:text-properties officeooo:rsid="00020977"/>
    </style:style>
    <style:style style:name="T2" style:family="text">
      <style:text-properties officeooo:rsid="000303b5"/>
    </style:style>
    <style:style style:name="T3" style:family="text">
      <style:text-properties officeooo:rsid="00046ecd"/>
    </style:style>
    <style:style style:name="T4" style:family="text">
      <style:text-properties officeooo:rsid="0007b89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7b894" style:font-style-asian="italic" style:font-style-complex="italic"/>
    </style:style>
    <style:style style:name="T7" style:family="text">
      <style:text-properties fo:font-style="italic" officeooo:rsid="0035ac95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1319e6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b469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f8a15" style:font-style-asian="italic" style:font-weight-asian="normal" style:font-style-complex="italic" style:font-weight-complex="normal"/>
    </style:style>
    <style:style style:name="T13" style:family="text">
      <style:text-properties officeooo:rsid="000b6cb7"/>
    </style:style>
    <style:style style:name="T14" style:family="text">
      <style:text-properties officeooo:rsid="000c2180"/>
    </style:style>
    <style:style style:name="T15" style:family="text">
      <style:text-properties officeooo:rsid="000f93d1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officeooo:rsid="001684a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684ae" style:font-weight-asian="bold" style:font-weight-complex="bold"/>
    </style:style>
    <style:style style:name="T21" style:family="text">
      <style:text-properties fo:font-weight="bold" officeooo:rsid="0019baa4" style:font-weight-asian="bold" style:font-weight-complex="bold"/>
    </style:style>
    <style:style style:name="T22" style:family="text">
      <style:text-properties fo:font-weight="bold" officeooo:rsid="001bf1b8" style:font-weight-asian="bold" style:font-weight-complex="bold"/>
    </style:style>
    <style:style style:name="T23" style:family="text">
      <style:text-properties fo:font-weight="bold" officeooo:rsid="001d8036" style:font-weight-asian="bold" style:font-weight-complex="bold"/>
    </style:style>
    <style:style style:name="T24" style:family="text">
      <style:text-properties fo:font-weight="bold" officeooo:rsid="0025a2c1" style:font-weight-asian="bold" style:font-weight-complex="bold"/>
    </style:style>
    <style:style style:name="T25" style:family="text">
      <style:text-properties fo:font-weight="bold" officeooo:rsid="00272afe" style:font-weight-asian="bold" style:font-weight-complex="bold"/>
    </style:style>
    <style:style style:name="T26" style:family="text">
      <style:text-properties fo:font-weight="bold" officeooo:rsid="0029990f" style:font-weight-asian="bold" style:font-weight-complex="bold"/>
    </style:style>
    <style:style style:name="T27" style:family="text">
      <style:text-properties fo:font-weight="bold" officeooo:rsid="002ef6e3" style:font-weight-asian="bold" style:font-weight-complex="bold"/>
    </style:style>
    <style:style style:name="T28" style:family="text">
      <style:text-properties fo:font-weight="bold" officeooo:rsid="0037e64e" style:font-weight-asian="bold" style:font-weight-complex="bold"/>
    </style:style>
    <style:style style:name="T29" style:family="text">
      <style:text-properties fo:font-weight="bold" officeooo:rsid="00390eb8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9baa4" style:font-weight-asian="normal" style:font-weight-complex="normal"/>
    </style:style>
    <style:style style:name="T32" style:family="text">
      <style:text-properties fo:font-weight="normal" officeooo:rsid="001a9001" style:font-weight-asian="normal" style:font-weight-complex="normal"/>
    </style:style>
    <style:style style:name="T33" style:family="text">
      <style:text-properties fo:font-weight="normal" officeooo:rsid="001bf1b8" style:font-weight-asian="normal" style:font-weight-complex="normal"/>
    </style:style>
    <style:style style:name="T34" style:family="text">
      <style:text-properties fo:font-weight="normal" officeooo:rsid="001d8036" style:font-weight-asian="normal" style:font-weight-complex="normal"/>
    </style:style>
    <style:style style:name="T35" style:family="text">
      <style:text-properties fo:font-weight="normal" officeooo:rsid="00235d1e" style:font-weight-asian="normal" style:font-weight-complex="normal"/>
    </style:style>
    <style:style style:name="T36" style:family="text">
      <style:text-properties fo:font-weight="normal" officeooo:rsid="0025a2c1" style:font-weight-asian="normal" style:font-weight-complex="normal"/>
    </style:style>
    <style:style style:name="T37" style:family="text">
      <style:text-properties fo:font-weight="normal" officeooo:rsid="0026e466" style:font-weight-asian="normal" style:font-weight-complex="normal"/>
    </style:style>
    <style:style style:name="T38" style:family="text">
      <style:text-properties fo:font-weight="normal" officeooo:rsid="00272afe" style:font-weight-asian="normal" style:font-weight-complex="normal"/>
    </style:style>
    <style:style style:name="T39" style:family="text">
      <style:text-properties fo:font-weight="normal" officeooo:rsid="0029990f" style:font-weight-asian="normal" style:font-weight-complex="normal"/>
    </style:style>
    <style:style style:name="T40" style:family="text">
      <style:text-properties fo:font-weight="normal" officeooo:rsid="002ef6e3" style:font-weight-asian="normal" style:font-weight-complex="normal"/>
    </style:style>
    <style:style style:name="T41" style:family="text">
      <style:text-properties fo:font-weight="normal" officeooo:rsid="002f8a15" style:font-weight-asian="normal" style:font-weight-complex="normal"/>
    </style:style>
    <style:style style:name="T42" style:family="text">
      <style:text-properties officeooo:rsid="0019baa4"/>
    </style:style>
    <style:style style:name="T43" style:family="text">
      <style:text-properties officeooo:rsid="001d8036"/>
    </style:style>
    <style:style style:name="T44" style:family="text">
      <style:text-properties officeooo:rsid="00272afe"/>
    </style:style>
    <style:style style:name="T45" style:family="text">
      <style:text-properties officeooo:rsid="0035ac95"/>
    </style:style>
    <style:style style:name="T46" style:family="text">
      <style:text-properties officeooo:rsid="0036f749"/>
    </style:style>
    <style:style style:name="T47" style:family="text">
      <style:text-properties officeooo:rsid="0037e6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/17/18</text:p>
      <text:p text:style-name="P1"/>
      <text:p text:style-name="P1"><text:a xlink:type="simple" xlink:href="http://docs.python.org/3.6/tutorial/" text:style-name="Internet_20_link" text:visited-style-name="Visited_20_Internet_20_Link">http://docs.python.org/3.6/tutorial/</text:a></text:p>
      <text:p text:style-name="P1"/>
      <text:p text:style-name="P1">- <text:span text:style-name="T1">Using only version 3</text:span></text:p>
      <text:p text:style-name="P1"/>
      <text:p text:style-name="P1">- <text:span text:style-name="T2">Version 2 expires 2020</text:span></text:p>
      <text:p text:style-name="P1"/>
      <text:p text:style-name="P1">- <text:span text:style-name="T3">Pythonic features:</text:span></text:p>
      <text:p text:style-name="P1"><text:tab/>*<text:span text:style-name="T3">lists, tuples, sets, dictionaries</text:span></text:p>
      <text:p text:style-name="P1"/>
      <text:p text:style-name="P1">- <text:span text:style-name="T4">Book: </text:span><text:span text:style-name="T6">Introducing Python – Lubanovic – 978-0-449-35936-2</text:span></text:p>
      <text:p text:style-name="P2"><text:span text:style-name="T6"/></text:p>
      <text:p text:style-name="P3">- HW: Read Ch 1</text:p>
      <text:p text:style-name="P3">- <text:span text:style-name="T13">Clickers</text:span></text:p>
      <text:p text:style-name="P3">- <text:span text:style-name="T14">Read before and after lecture</text:span></text:p>
      <text:p text:style-name="P5">- Python IDE: IDLE <text:span text:style-name="T15">(already got it)</text:span></text:p>
      <text:p text:style-name="P25"/>
      <text:p text:style-name="P4"/>
      <text:p text:style-name="P11">Inputing Data</text:p>
      <text:p text:style-name="P11"/>
      <text:p text:style-name="P20">- <text:span text:style-name="T44">Use </text:span><text:span text:style-name="T25">input() </text:span><text:span text:style-name="T38">command</text:span></text:p>
      <text:p text:style-name="P12"><text:span text:style-name="T16">&gt;</text:span></text:p>
      <text:p text:style-name="P12"><text:span text:style-name="T16"><text:tab/>var1 = input(“Enter a Value: “)</text:span></text:p>
      <text:p text:style-name="P12"><text:span text:style-name="T16"/></text:p>
      <text:p text:style-name="P11"><text:span text:style-name="T16"><text:tab/>// </text:span><text:span text:style-name="T9">var1 now contains the user’s input</text:span></text:p>
      <text:p text:style-name="P8">&lt;</text:p>
      <text:p text:style-name="P6"/>
      <text:p text:style-name="P6">- Dynamic typing</text:p>
      <text:p text:style-name="P6">* syntax and indentation are enforced (obviously)</text:p>
      <text:p text:style-name="P6"/>
      <text:p text:style-name="P6">- <text:span text:style-name="T18">Inputted data is saved as a string</text:span></text:p>
      <text:p text:style-name="P6">- <text:span text:style-name="T18">get data type of a var by using the </text:span><text:span text:style-name="T20">type()</text:span><text:span text:style-name="T18"> command</text:span></text:p>
      <text:p text:style-name="P6">- <text:span text:style-name="T42">get char length with </text:span><text:span text:style-name="T21">len() </text:span><text:span text:style-name="T32">command</text:span></text:p>
      <text:p text:style-name="P6"><text:span text:style-name="T31"/></text:p>
      <text:p text:style-name="P8"><text:span text:style-name="T30">&gt;<text:tab/></text:span></text:p>
      <text:p text:style-name="P8"><text:span text:style-name="T30"><text:tab/>type(var1)</text:span></text:p>
      <text:p text:style-name="P8"><text:span text:style-name="T30"><text:tab/>len(var1)</text:span></text:p>
      <text:p text:style-name="P8"><text:span text:style-name="T30">&lt;</text:span></text:p>
      <text:p text:style-name="P8"><text:span text:style-name="T30"/></text:p>
      <text:p text:style-name="P8"><text:span text:style-name="T30">-Capitilize with </text:span><text:span text:style-name="T19">.capitilize()</text:span><text:span text:style-name="T32"> </text:span><text:span text:style-name="T33">(caps first char) or </text:span><text:span text:style-name="T22">.upper()</text:span><text:span text:style-name="T33"> (caps whole string)</text:span></text:p>
      <text:p text:style-name="P8"><text:span text:style-name="T30"/></text:p>
      <text:p text:style-name="P9"><text:span text:style-name="T30">&gt; </text:span></text:p>
      <text:p text:style-name="P9"><text:span text:style-name="T30"><text:tab/>var1.capitalize() </text:span></text:p>
      <text:p text:style-name="P9"><text:span text:style-name="T30">&lt;</text:span></text:p>
      <text:p text:style-name="P8"><text:span text:style-name="T30"/></text:p>
      <text:p text:style-name="P7"><text:soft-page-break/>- <text:span text:style-name="T43">Cast data to different types with commands </text:span><text:span text:style-name="T23">float(),</text:span><text:span text:style-name="T34"> </text:span><text:span text:style-name="T23">int(), </text:span><text:span text:style-name="T29">str(), </text:span><text:span text:style-name="T34">etc. </text:span><text:span text:style-name="T35">This does not reassign the new data type to the original variable, but just returns the cast value</text:span></text:p>
      <text:p text:style-name="P7"><text:span text:style-name="T34"/></text:p>
      <text:p text:style-name="P10"><text:span text:style-name="T34">- </text:span><text:span text:style-name="T30">If you need a int from user, cast it as the input it received.</text:span></text:p>
      <text:p text:style-name="P10"><text:span text:style-name="T30"/></text:p>
      <text:p text:style-name="P10"><text:span text:style-name="T30">&gt;</text:span></text:p>
      <text:p text:style-name="P10"><text:span text:style-name="T30"><text:tab/>var1 = int(input(“Enter a number”)</text:span><text:span text:style-name="T37">)</text:span></text:p>
      <text:p text:style-name="P10"><text:span text:style-name="T30">&lt;</text:span></text:p>
      <text:p text:style-name="P10"><text:span text:style-name="T30"/></text:p>
      <text:p text:style-name="P13"><text:span text:style-name="T30">Functions</text:span></text:p>
      <text:p text:style-name="P13"><text:span text:style-name="T30"/></text:p>
      <text:p text:style-name="P17"><text:span text:style-name="T30">- </text:span><text:span text:style-name="T36">Define a function with </text:span><text:span text:style-name="T24">def </text:span><text:span text:style-name="T36">keyword, </text:span><text:span text:style-name="T39">return a value with </text:span><text:span text:style-name="T26">return</text:span></text:p>
      <text:p text:style-name="P17"><text:span text:style-name="T36"/></text:p>
      <text:p text:style-name="P18"><text:span text:style-name="T30">&gt;</text:span></text:p>
      <text:p text:style-name="P18"><text:span text:style-name="T30"><text:tab/>def half(input_</text:span><text:span text:style-name="T39">val</text:span><text:span text:style-name="T30">):</text:span></text:p>
      <text:p text:style-name="P18"><text:span text:style-name="T30"><text:tab/><text:tab/></text:span><text:span text:style-name="T39">return input_val / 2</text:span></text:p>
      <text:p text:style-name="P18"><text:span text:style-name="T39"/></text:p>
      <text:p text:style-name="P18"><text:span text:style-name="T30"><text:tab/>//</text:span><text:span text:style-name="T11">returns half of the inputted value</text:span></text:p>
      <text:p text:style-name="P19"><text:span text:style-name="T30">&lt;</text:span></text:p>
      <text:p text:style-name="P17"><text:span text:style-name="T36"/></text:p>
      <text:p text:style-name="P17"><text:span text:style-name="T36">- </text:span><text:span text:style-name="T40">Import libraries with the </text:span><text:span text:style-name="T27">import </text:span><text:span text:style-name="T40">keyword</text:span></text:p>
      <text:p text:style-name="P17"><text:span text:style-name="T40"/></text:p>
      <text:p text:style-name="P21"><text:span text:style-name="T30">&gt;</text:span></text:p>
      <text:p text:style-name="P21"><text:span text:style-name="T30"><text:tab/>import math</text:span></text:p>
      <text:p text:style-name="P21"><text:span text:style-name="T30"><text:tab/>math.pi</text:span></text:p>
      <text:p text:style-name="P21"><text:span text:style-name="T30"><text:tab/></text:span><text:span text:style-name="T41">math.cos(45)</text:span></text:p>
      <text:p text:style-name="P21"><text:span text:style-name="T30"><text:tab/></text:span></text:p>
      <text:p text:style-name="P21"><text:span text:style-name="T30"><text:tab/>//</text:span><text:span text:style-name="T10">returns value of PI, </text:span><text:span text:style-name="T12">then the result of the cosine function on 45</text:span></text:p>
      <text:p text:style-name="P21"><text:span text:style-name="T10">&lt;</text:span></text:p>
      <text:p text:style-name="P10"><text:span text:style-name="T30"/></text:p>
      <text:p text:style-name="P10"><text:span text:style-name="T30"/></text:p>
      <text:p text:style-name="P14"><text:span text:style-name="T30">Arithmatic</text:span></text:p>
      <text:p text:style-name="P14"><text:span text:style-name="T30"/></text:p>
      <text:p text:style-name="P22"><text:span text:style-name="T30">- ( </text:span><text:span text:style-name="T19">/ </text:span><text:span text:style-name="T30">) operator does true division ( </text:span><text:span text:style-name="T19">// </text:span><text:span text:style-name="T30">) does integer division</text:span></text:p>
      <text:p text:style-name="P22"><text:span text:style-name="T30">- ( </text:span><text:span text:style-name="T19">**</text:span><text:span text:style-name="T30"> ) <text:s/>is the exponent operator</text:span></text:p>
      <text:p text:style-name="P22"><text:span text:style-name="T30">- other operators : ( </text:span><text:span text:style-name="T19">+ - % * </text:span><text:span text:style-name="T30">)</text:span></text:p>
      <text:p text:style-name="P23"/>
      <text:p text:style-name="P24">&gt;</text:p>
      <text:p text:style-name="P24"><text:tab/>1 / 3<text:tab/><text:tab/>//<text:span text:style-name="T5">returns 0.3333</text:span></text:p>
      <text:p text:style-name="P24"><text:span text:style-name="T5"><text:tab/></text:span>1 // 3<text:tab/><text:tab/>//<text:span text:style-name="T5">returns 0</text:span></text:p>
      <text:p text:style-name="P24"><text:span text:style-name="T5"><text:tab/></text:span><text:span text:style-name="T45">2**3<text:tab/><text:tab/>//</text:span><text:span text:style-name="T7">returns 8</text:span></text:p>
      <text:p text:style-name="P24"><text:span text:style-name="T5">&lt;</text:span></text:p>
      <text:p text:style-name="P24"><text:span text:style-name="T5"/></text:p>
      <text:p text:style-name="P24">- <text:span text:style-name="T46">Most operators are overloadable when dealing with different data types</text:span></text:p>
      <text:p text:style-name="P24">* <text:span text:style-name="T47">(</text:span><text:span text:style-name="T28">+</text:span><text:span text:style-name="T47">) can be addition or append</text:span></text:p>
      <text:p text:style-name="P24">* <text:s/><text:span text:style-name="T46">str and numerical types cant have arithmatic done together</text:span></text:p>
      <text:p text:style-name="P24"/>
      <text:p text:style-name="P15"><text:soft-page-break/>base type conversion</text:p>
      <text:p text:style-name="P15"/>
      <text:p text:style-name="P15"><text:span text:style-name="T16">- can be done with commands: </text:span><text:span text:style-name="T17">hex(), oct(), bin(), </text:span><text:span text:style-name="T16">etc.</text:span></text:p>
      <text:p text:style-name="P15"><text:span text:style-name="T16"/></text:p>
      <text:p text:style-name="P16">Loops</text:p>
      <text:p text:style-name="P16"><text:span text:style-name="T16"/></text:p>
      <text:p text:style-name="P16"><text:span text:style-name="T16">- while loop works as usual</text:span></text:p>
      <text:p text:style-name="P16"><text:span text:style-name="T16"/></text:p>
      <text:p text:style-name="P16"><text:span text:style-name="T16">&gt;</text:span></text:p>
      <text:p text:style-name="P16"><text:span text:style-name="T16"><text:tab/>while i &lt; 10:</text:span></text:p>
      <text:p text:style-name="P16"><text:span text:style-name="T16"><text:tab/><text:tab/>print(“Loop”, i)</text:span></text:p>
      <text:p text:style-name="P16"><text:span text:style-name="T16"><text:tab/><text:tab/>i += 1</text:span></text:p>
      <text:p text:style-name="P16"><text:span text:style-name="T16"/></text:p>
      <text:p text:style-name="P16"><text:span text:style-name="T16"><text:tab/>//</text:span><text:span text:style-name="T8">returns loop1, loop2, etc..</text:span></text:p>
      <text:p text:style-name="P16"><text:span text:style-name="T16">&lt;</text:span></text:p>
      <text:p text:style-name="P16"><text:span text:style-name="T16"/></text:p>
      <text:p text:style-name="P16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01:19.978193440</meta:creation-date>
    <meta:generator>LibreOffice/5.4.4.2$Linux_X86_64 LibreOffice_project/40m0$Build-2</meta:generator>
    <dc:date>2018-01-17T14:50:02.685925641</dc:date>
    <meta:editing-duration>PT1H48M20S</meta:editing-duration>
    <meta:editing-cycles>55</meta:editing-cycles>
    <meta:document-statistic meta:table-count="0" meta:image-count="0" meta:object-count="0" meta:page-count="3" meta:paragraph-count="72" meta:word-count="337" meta:character-count="1834" meta:non-whitespace-character-count="1533"/>
  </office:meta>
</office:document-meta>
</file>